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0.92" calcext:value-type="float">
            <text:p>1350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7.913" calcext:value-type="float">
            <text:p>757.9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3.685" calcext:value-type="float">
            <text:p>893.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5.655" calcext:value-type="float">
            <text:p>845.6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4.408" calcext:value-type="float">
            <text:p>924.4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7.98" calcext:value-type="float">
            <text:p>887.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6.981" calcext:value-type="float">
            <text:p>896.9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1.548" calcext:value-type="float">
            <text:p>911.5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3.994" calcext:value-type="float">
            <text:p>933.9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6.461" calcext:value-type="float">
            <text:p>896.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3.225" calcext:value-type="float">
            <text:p>913.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1.339" calcext:value-type="float">
            <text:p>931.3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9.651" calcext:value-type="float">
            <text:p>969.6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35.02" calcext:value-type="float">
            <text:p>1035.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85.344" calcext:value-type="float">
            <text:p>985.3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8.78" calcext:value-type="float">
            <text:p>1008.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6.86" calcext:value-type="float">
            <text:p>1036.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44.46" calcext:value-type="float">
            <text:p>1144.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17.24" calcext:value-type="float">
            <text:p>1317.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36.12" calcext:value-type="float">
            <text:p>1236.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01.25" calcext:value-type="float">
            <text:p>1201.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10.86" calcext:value-type="float">
            <text:p>1210.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4.13" calcext:value-type="float">
            <text:p>1264.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53.91" calcext:value-type="float">
            <text:p>1353.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70.54" calcext:value-type="float">
            <text:p>1370.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24.44" calcext:value-type="float">
            <text:p>1724.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21.79" calcext:value-type="float">
            <text:p>1621.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8.8" calcext:value-type="float">
            <text:p>1778.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73.95" calcext:value-type="float">
            <text:p>2073.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13.92" calcext:value-type="float">
            <text:p>1713.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92.81" calcext:value-type="float">
            <text:p>1592.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20.09" calcext:value-type="float">
            <text:p>192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7.838" calcext:value-type="float">
            <text:p>767.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8.384" calcext:value-type="float">
            <text:p>768.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9.447" calcext:value-type="float">
            <text:p>919.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3.909" calcext:value-type="float">
            <text:p>963.9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6.311" calcext:value-type="float">
            <text:p>936.3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2.401" calcext:value-type="float">
            <text:p>932.4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9.691" calcext:value-type="float">
            <text:p>979.6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1.76" calcext:value-type="float">
            <text:p>1001.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7.763" calcext:value-type="float">
            <text:p>967.7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4.633" calcext:value-type="float">
            <text:p>994.6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8.88" calcext:value-type="float">
            <text:p>1028.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9.6" calcext:value-type="float">
            <text:p>1119.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7.15" calcext:value-type="float">
            <text:p>1007.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57.45" calcext:value-type="float">
            <text:p>1057.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9.99" calcext:value-type="float">
            <text:p>1059.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8.11" calcext:value-type="float">
            <text:p>1108.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38.29" calcext:value-type="float">
            <text:p>1138.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1.99" calcext:value-type="float">
            <text:p>1151.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92.14" calcext:value-type="float">
            <text:p>1192.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6.64" calcext:value-type="float">
            <text:p>1216.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3.65" calcext:value-type="float">
            <text:p>1263.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74.46" calcext:value-type="float">
            <text:p>1374.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2.78" calcext:value-type="float">
            <text:p>1282.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53.61" calcext:value-type="float">
            <text:p>1353.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0.34" calcext:value-type="float">
            <text:p>1390.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0.14" calcext:value-type="float">
            <text:p>1570.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45.26" calcext:value-type="float">
            <text:p>1545.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0.41" calcext:value-type="float">
            <text:p>1560.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31.61" calcext:value-type="float">
            <text:p>1931.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91.38" calcext:value-type="float">
            <text:p>2091.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91.99" calcext:value-type="float">
            <text:p>1691.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00.89" calcext:value-type="float">
            <text:p>1900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0.92" calcext:value-type="float">
            <text:p>238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0:30:01.900378484</meta:creation-date>
    <dc:date>2016-12-05T20:58:30.176256342</dc:date>
    <meta:editing-duration>PT8M8S</meta:editing-duration>
    <meta:editing-cycles>1</meta:editing-cycles>
    <meta:document-statistic meta:table-count="1" meta:cell-count="130" meta:object-count="0"/>
    <meta:generator>LibreOffice/5.1.6.2.0$Linux_X86_64 LibreOffice_project/10m0$Build-2</meta:generator>
  </office:meta>
</office:document-meta>
</file>